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 style:data-style-name="N50"/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50">
      <style:text-properties fo:color="#9999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868.679815" calcext:value-type="float">
            <text:p>1868.679815</text:p>
          </table:table-cell>
          <table:table-cell table:style-name="Default" table:formula="of:=[.H2]/24/365" office:value-type="float" office:value="0.213319613584475" calcext:value-type="float">
            <text:p>0.213319613584475</text:p>
          </table:table-cell>
          <table:table-cell office:value-type="string" calcext:value-type="string">
            <text:p>&lt;- CPU years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0" calcext:value-type="float">
            <text:p>8750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1" calcext:value-type="float">
            <text:p>8751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2" calcext:value-type="float">
            <text:p>8752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3" calcext:value-type="float">
            <text:p>8753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4" calcext:value-type="float">
            <text:p>8754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5" calcext:value-type="float">
            <text:p>8755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6" calcext:value-type="float">
            <text:p>875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7" calcext:value-type="float">
            <text:p>8757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8" calcext:value-type="float">
            <text:p>875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59" calcext:value-type="float">
            <text:p>8759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0" calcext:value-type="float">
            <text:p>876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1" calcext:value-type="float">
            <text:p>8761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2" calcext:value-type="float">
            <text:p>876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3" calcext:value-type="float">
            <text:p>8763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4" calcext:value-type="float">
            <text:p>8764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5" calcext:value-type="float">
            <text:p>8765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6" calcext:value-type="float">
            <text:p>8766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7" calcext:value-type="float">
            <text:p>8767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8" calcext:value-type="float">
            <text:p>876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69" calcext:value-type="float">
            <text:p>8769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0" calcext:value-type="float">
            <text:p>8770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1" calcext:value-type="float">
            <text:p>8771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2" calcext:value-type="float">
            <text:p>877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3" calcext:value-type="float">
            <text:p>8773</text:p>
          </table:table-cell>
          <table:table-cell office:value-type="float" office:value="33" calcext:value-type="float">
            <text:p>3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4" calcext:value-type="float">
            <text:p>8774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5" calcext:value-type="float">
            <text:p>8775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6" calcext:value-type="float">
            <text:p>877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7" calcext:value-type="float">
            <text:p>877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8" calcext:value-type="float">
            <text:p>8778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79" calcext:value-type="float">
            <text:p>8779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0" calcext:value-type="float">
            <text:p>8780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1" calcext:value-type="float">
            <text:p>8781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2" calcext:value-type="float">
            <text:p>8782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3" calcext:value-type="float">
            <text:p>8783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4" calcext:value-type="float">
            <text:p>8784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5" calcext:value-type="float">
            <text:p>8785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6" calcext:value-type="float">
            <text:p>8786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7" calcext:value-type="float">
            <text:p>8787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8" calcext:value-type="float">
            <text:p>8788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89" calcext:value-type="float">
            <text:p>8789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0" calcext:value-type="float">
            <text:p>8790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1" calcext:value-type="float">
            <text:p>8791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52" calcext:value-type="float">
            <text:p>5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3" calcext:value-type="float">
            <text:p>8793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4" calcext:value-type="float">
            <text:p>8794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5" calcext:value-type="float">
            <text:p>8795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6" calcext:value-type="float">
            <text:p>8796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7" calcext:value-type="float">
            <text:p>879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2">
          <table:table-cell office:value-type="float" office:value="8798" calcext:value-type="float">
            <text:p>879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 table:style-name="ce11"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65" calcext:value-type="float">
            <text:p>6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67" calcext:value-type="float">
            <text:p>6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73" calcext:value-type="float">
            <text:p>7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79" calcext:value-type="float">
            <text:p>7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1" calcext:value-type="float">
            <text:p>8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8" calcext:value-type="float">
            <text:p>8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90" calcext:value-type="float">
            <text:p>9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92" calcext:value-type="float">
            <text:p>9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94" calcext:value-type="float">
            <text:p>9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96" calcext:value-type="float">
            <text:p>9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97" calcext:value-type="float">
            <text:p>9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99" calcext:value-type="float">
            <text:p>9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101" calcext:value-type="float">
            <text:p>10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102" calcext:value-type="float">
            <text:p>10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103" calcext:value-type="float">
            <text:p>10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105" calcext:value-type="float">
            <text:p>10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  <table:table-cell office:value-type="date" office:date-value="2021-10-22T13:09:00" calcext:value-type="date">
            <text:p>22/10/21 13:09</text:p>
          </table:table-cell>
          <table:table-cell table:number-columns-repeated="1015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107" calcext:value-type="float">
            <text:p>10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3:26:44.0750061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1-11-01T13:36:41.674028276</dc:date>
    <meta:editing-duration>P4DT13H51M44S</meta:editing-duration>
    <meta:editing-cycles>107</meta:editing-cycles>
    <meta:document-statistic meta:table-count="1" meta:cell-count="1227" meta:object-count="0"/>
  </office:meta>
</office:document-meta>
</file>